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TestCase.create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get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stCase.create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sleep(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TestCase.create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setJoin( JoinSupport jo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testParallel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llelTestCase.getJo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stCase.getExecu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TestCase.setExecuto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sync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setMaxThreadPoolSize( int maxThread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TestCase.getMaxThread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